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0-&gt;%#</text:p>
      <text:p text:style-name="P1">%#-&gt;0#</text:p>
      <text:p text:style-name="P1">#1-&gt;1#</text:p>
      <text:p text:style-name="P1">#2-&gt;2#</text:p>
      <text:p text:style-name="P1">#3-&gt;3#</text:p>
      <text:p text:style-name="P1">#4-&gt;4#</text:p>
      <text:p text:style-name="P1">#5-&gt;5#</text:p>
      <text:p text:style-name="P1">#6-&gt;6#</text:p>
      <text:p text:style-name="P1">#7-&gt;7#</text:p>
      <text:p text:style-name="P1">#8-&gt;8#</text:p>
      <text:p text:style-name="P1">#9-&gt;9#</text:p>
      <text:p text:style-name="P1">#A-&gt;A#</text:p>
      <text:p text:style-name="P1">#B-&gt;B#</text:p>
      <text:p text:style-name="P1">#C-&gt;C#</text:p>
      <text:p text:style-name="P1">#D-&gt;D#</text:p>
      <text:p text:style-name="P1">#E-&gt;E#</text:p>
      <text:p text:style-name="P1">#F-&gt;F#</text:p>
      <text:p text:style-name="P1">!F-&gt;-*</text:p>
      <text:p text:style-name="P1">*0-&gt;F*</text:p>
      <text:p text:style-name="P1">*1-&gt;E*</text:p>
      <text:p text:style-name="P1">*2-&gt;D*</text:p>
      <text:p text:style-name="P1">*3-&gt;C*</text:p>
      <text:p text:style-name="P1">*4-&gt;B*</text:p>
      <text:p text:style-name="P1">*5-&gt;A*</text:p>
      <text:p text:style-name="P1">*6-&gt;9*</text:p>
      <text:p text:style-name="P1">*7-&gt;8*</text:p>
      <text:p text:style-name="P1">*8-&gt;7*</text:p>
      <text:p text:style-name="P1">*9-&gt;6*</text:p>
      <text:p text:style-name="P1">*A-&gt;5*</text:p>
      <text:p text:style-name="P1">*B-&gt;4*</text:p>
      <text:p text:style-name="P1">*C-&gt;3*</text:p>
      <text:p text:style-name="P1">*D-&gt;2*</text:p>
      <text:p text:style-name="P1">*E-&gt;1*</text:p>
      <text:p text:style-name="P1">*F-&gt;0*</text:p>
      <text:p text:style-name="P1">1%-&gt;10</text:p>
      <text:p text:style-name="P1">2%-&gt;20</text:p>
      <text:p text:style-name="P1">3%-&gt;30</text:p>
      <text:p text:style-name="P1">4%-&gt;40</text:p>
      <text:p text:style-name="P1">5%-&gt;50</text:p>
      <text:p text:style-name="P1">6%-&gt;60</text:p>
      <text:p text:style-name="P1">7%-&gt;70</text:p>
      <text:p text:style-name="P1">8%-&gt;80</text:p>
      <text:p text:style-name="P1">9%-&gt;90</text:p>
      <text:p text:style-name="P1">A%-&gt;A0</text:p>
      <text:p text:style-name="P1">B%-&gt;B0</text:p>
      <text:p text:style-name="P1">C%-&gt;C0</text:p>
      <text:p text:style-name="P1">D%-&gt;D0</text:p>
      <text:p text:style-name="P1">E%-&gt;E0</text:p>
      <text:p text:style-name="P1">F%-&gt;F0</text:p>
      <text:p text:style-name="P1">0%-&gt;00</text:p>
      <text:p text:style-name="P1">!0-&gt;#</text:p>
      <text:p text:style-name="P1">!1-&gt;1#</text:p>
      <text:p text:style-name="P1">!2-&gt;2#</text:p>
      <text:p text:style-name="P1">!3-&gt;3#</text:p>
      <text:p text:style-name="P1">!4-&gt;4#</text:p>
      <text:p text:style-name="P1">!5-&gt;5#</text:p>
      <text:p text:style-name="P1">!6-&gt;6#</text:p>
      <text:p text:style-name="P1">!7-&gt;7#</text:p>
      <text:p text:style-name="P1">!8-&gt;8#</text:p>
      <text:p text:style-name="P1">!9-&gt;9#</text:p>
      <text:p text:style-name="P1">!A-&gt;A#</text:p>
      <text:p text:style-name="P1">!B-&gt;B#</text:p>
      <text:p text:style-name="P1">!C-&gt;C#</text:p>
      <text:p text:style-name="P1"><text:soft-page-break/>!D-&gt;D#</text:p>
      <text:p text:style-name="P1">!E-&gt;E#</text:p>
      <text:p text:style-name="P1">%-&gt;</text:p>
      <text:p text:style-name="P1">0$-&gt;$0</text:p>
      <text:p text:style-name="P1">1$-&gt;$1</text:p>
      <text:p text:style-name="P1">2$-&gt;$2</text:p>
      <text:p text:style-name="P1">3$-&gt;$3</text:p>
      <text:p text:style-name="P1">4$-&gt;$4</text:p>
      <text:p text:style-name="P1">5$-&gt;$5</text:p>
      <text:p text:style-name="P1">6$-&gt;$6</text:p>
      <text:p text:style-name="P1">7$-&gt;$7</text:p>
      <text:p text:style-name="P1">8$-&gt;$8</text:p>
      <text:p text:style-name="P1">9$-&gt;$9</text:p>
      <text:p text:style-name="P1">A$-&gt;$A</text:p>
      <text:p text:style-name="P1">B$-&gt;$B</text:p>
      <text:p text:style-name="P1">C$-&gt;$C</text:p>
      <text:p text:style-name="P1">D$-&gt;$D</text:p>
      <text:p text:style-name="P1">E$-&gt;$E</text:p>
      <text:p text:style-name="P1">F$-&gt;$F</text:p>
      <text:p text:style-name="P1">$01-&gt;.1</text:p>
      <text:p text:style-name="P1">$02-&gt;.2</text:p>
      <text:p text:style-name="P1">$03-&gt;.3</text:p>
      <text:p text:style-name="P1">$04-&gt;.4</text:p>
      <text:p text:style-name="P1">$05-&gt;.5</text:p>
      <text:p text:style-name="P1">$06-&gt;.6</text:p>
      <text:p text:style-name="P1">$07-&gt;.7</text:p>
      <text:p text:style-name="P1">$08-&gt;.8</text:p>
      <text:p text:style-name="P1">$09-&gt;.9</text:p>
      <text:p text:style-name="P1">$0A-&gt;.A</text:p>
      <text:p text:style-name="P1">$0B-&gt;.B</text:p>
      <text:p text:style-name="P1">$0C-&gt;.C</text:p>
      <text:p text:style-name="P1">$0D-&gt;.D</text:p>
      <text:p text:style-name="P1">$0E-&gt;.E</text:p>
      <text:p text:style-name="P1">$0F-&gt;.F</text:p>
      <text:p text:style-name="P1">$1-&gt;.1</text:p>
      <text:p text:style-name="P1">$2-&gt;.2</text:p>
      <text:p text:style-name="P1">$3-&gt;.3</text:p>
      <text:p text:style-name="P1">$4-&gt;.4</text:p>
      <text:p text:style-name="P1">$5-&gt;.5</text:p>
      <text:p text:style-name="P1">$6-&gt;.6</text:p>
      <text:p text:style-name="P1">$7-&gt;.7</text:p>
      <text:p text:style-name="P1">$8-&gt;.8</text:p>
      <text:p text:style-name="P1">$9-&gt;.9</text:p>
      <text:p text:style-name="P1">$A-&gt;.A</text:p>
      <text:p text:style-name="P1">$B-&gt;.B</text:p>
      <text:p text:style-name="P1">$C-&gt;.C</text:p>
      <text:p text:style-name="P1">$D-&gt;.D</text:p>
      <text:p text:style-name="P1">$E-&gt;.E</text:p>
      <text:p text:style-name="P1">$F-&gt;.F</text:p>
      <text:p text:style-name="P1">$0-&gt;.0</text:p>
      <text:p text:style-name="P1">#-&gt;$</text:p>
      <text:p text:style-name="P1">*-&gt;.</text:p>
      <text:p text:style-name="P1">-&gt;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21:50:33.555000000</meta:creation-date>
    <dc:date>2020-10-15T13:33:07.053000000</dc:date>
    <meta:editing-duration>PT6M6S</meta:editing-duration>
    <meta:editing-cycles>3</meta:editing-cycles>
    <meta:generator>LibreOffice/6.1.3.2$Windows_x86 LibreOffice_project/86daf60bf00efa86ad547e59e09d6bb77c699acb</meta:generator>
    <meta:document-statistic meta:table-count="0" meta:image-count="0" meta:object-count="0" meta:page-count="2" meta:paragraph-count="116" meta:word-count="116" meta:character-count="700" meta:non-whitespace-character-count="700"/>
  </office:meta>
</office:document-meta>
</file>